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9c21" officeooo:paragraph-rsid="000f9c21"/>
    </style:style>
    <style:style style:name="T1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ΣΥΜΠΕΡΙΦΟΡΑ ΣΥΣΤΗΜΑΤΟΣ</text:p>
      <text:p text:style-name="P1">LOGIN:Γίνεται μέσω ενός μοναδικού κωδικού για κάθε χρήστη, ο οποίος ορίζεται απο την υπηρεσία που δίνει πρόσβαση το χρήστη. </text:p>
      <text:p text:style-name="P1">Θεωρώντας οτι η λίστα προϊόντων καθώς και τα προσωπικά στοιχεία του χρήστη είναι ήδη καταχωρημένα , ο χρήστης έχει πρόσβαση σε αυτά μέσω του μοναδικού κωδικού του</text:p>
      <text:p text:style-name="P1"><text:s/></text:p>
      <text:p text:style-name="P1">LANDING PAGE: Η σελίδα αυτή επιτρέπει στο χρήστη την πλοήγηση του στην υπηρεσία,η οποία ορίζεται σε τρία στάδια</text:p>
      <text:p text:style-name="P1">Α. Διαμόρφωση πάγκου: Ο χρήστης μπορεί να <text:s/>μορφοποίηση τον πάγκο του ανάλογα με τις ανάγκες του . Κάθε χρήστης έχει όριο στους τρεις καμβάδες , είτε αυτοί είναι με διάτρητες μονάδες είτε με βασικές</text:p>
      <text:p text:style-name="P1"/>
      <text:p text:style-name="P1">Ο χρήστης μπορεί να προσθέσει καμβάδες μέσω του πλήκτρου +. Σε κάθε καμβά αναλογα με το είδος του χρήστης μπορεί να επιλέξει </text:p>
      <text:p text:style-name="P1">Για το σύστημα ραφιών <text:s/>χρώμα υφάσματος και υλικό , λοιπά εξαρτήματα (πινακίδα, καλάθια)</text:p>
      <text:p text:style-name="P1">Για το διάτρητο σύστημα (κρεμάστρες, ράφια)</text:p>
      <text:p text:style-name="P1">Εφόσον έχει εισέλθει σε μία επιλογή η υπόλοιπες <text:s/>έχουν εμφανίζονται με μικρή ορατότητα (opacity) . Τα επιλεγμένα αντικείμενα σηματοδοτούνται από ένα κίτρινο σημάδι στην άκρη της επιλογής</text:p>
      <text:p text:style-name="P1"/>
      <text:p text:style-name="P1">Τα στοιχεία διαμόρφωσης πηγαίνουν στην υπηρεσία 'οπου διαμορφώνονται οι πάγκοι</text:p>
      <text:p text:style-name="P1"/>
      <text:p text:style-name="P1">Β. Καταχώρηση Κράτησης</text:p>
      <text:p text:style-name="P1">Ανάλογα με τον δήμο στον οποίο κατοικεί ο χρήστης μπορεί να επιλέξει μεταξύ των διαθέσιμων θέσεων για συγκεκριμένη ημερομηνία και ώρα. Όταν έχει επιλεχθεί μία επιλογή <text:s/>, στις υπόλοιπες εμφανίζονται οι διαθέσιμες επιλογές (ωράρια και ημερομηνίες για τα οποία είναι διαθέσιμες οι αναφερόμενες θέσεις. Οι θέσεις που είναι διαθέσιμες στις αναφερόμενες ώρες.)</text:p>
      <text:p text:style-name="P1">Εφόσον γίνει η κράτηση , ο δήμος αναλαμβάνει την εγκατάσταση των πάγκων στην συγκεκριμένη θέση, Ενώ ο χρήστης αναλαμβάνει την διατήρηση του</text:p>
      <text:p text:style-name="P1"/>
      <text:p text:style-name="P1">Γ. Στατιστικά στοιχεία</text:p>
      <text:p text:style-name="P1">Ο χρήστης μέσω του webservice <text:s/>έχει πρόσβαση στα στατιστικά στοιχεία που αφορούν την απόδοση του. Αυτό συμβαίνει γιατί κατά την προτεινόμενη χρήση του συστήματος ο χρήστης λαμβάνει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9:10:03.884000000</meta:creation-date>
    <dc:date>2015-10-28T20:03:08.754000000</dc:date>
    <meta:editing-duration>PT37M54S</meta:editing-duration>
    <meta:editing-cycles>1</meta:editing-cycles>
    <meta:document-statistic meta:table-count="0" meta:image-count="0" meta:object-count="0" meta:page-count="1" meta:paragraph-count="16" meta:word-count="285" meta:character-count="1854" meta:non-whitespace-character-count="1575"/>
    <meta:generator>LibreOffice/4.4.3.2$Windows_x86 LibreOffice_project/88805f81e9fe61362df02b9941de8e38a9b5fd16</meta:generator>
  </office:meta>
</office:document-meta>
</file>